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swiss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4.376cm" style:rel-column-width="16304*"/>
    </style:style>
    <style:style style:name="Table1.B" style:family="table-column">
      <style:table-column-properties style:column-width="12.113cm" style:rel-column-width="45129*"/>
    </style:style>
    <style:style style:name="Table1.C" style:family="table-column">
      <style:table-column-properties style:column-width="1.101cm" style:rel-column-width="4102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C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0.5pt solid #000000" fo:border-top="none" fo:border-bottom="0.5pt solid #000000"/>
    </style:style>
    <style:style style:name="Table1.A3" style:family="table-cell">
      <style:table-cell-properties fo:padding="0.097cm" fo:border-left="0.5pt solid #000000" fo:border-right="none" fo:border-top="none" fo:border-bottom="0.5pt solid #000000"/>
    </style:style>
    <style:style style:name="Table1.4" style:family="table-row">
      <style:table-row-properties style:min-row-height="0.561cm"/>
    </style:style>
    <style:style style:name="Table1.28" style:family="table-row">
      <style:table-row-properties style:min-row-height="0.489cm"/>
    </style:style>
    <style:style style:name="Table1.32" style:family="table-row">
      <style:table-row-properties style:min-row-height="0.979cm"/>
    </style:style>
    <style:style style:name="P1" style:family="paragraph" style:parent-style-name="Table_20_Contents">
      <style:paragraph-properties fo:text-align="center" style:justify-single-word="false"/>
      <style:text-properties style:font-name="Arial1" fo:font-size="15pt" fo:font-weight="bold" officeooo:rsid="00019ee1" officeooo:paragraph-rsid="00019ee1" style:font-size-asian="13.1000003814697pt" style:font-weight-asian="bold" style:font-size-complex="15pt" style:font-weight-complex="bold"/>
    </style:style>
    <style:style style:name="P2" style:family="paragraph" style:parent-style-name="Table_20_Contents">
      <style:paragraph-properties fo:text-align="start" style:justify-single-word="false"/>
      <style:text-properties style:font-name="Arial1" fo:font-size="12pt" fo:font-weight="normal" officeooo:rsid="0007c60c" officeooo:paragraph-rsid="0002ef9d" style:font-size-asian="12pt" style:font-weight-asian="normal" style:font-size-complex="12pt" style:font-weight-complex="normal"/>
    </style:style>
    <style:style style:name="P3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P4" style:family="paragraph" style:parent-style-name="Table_20_Contents">
      <style:text-properties style:font-name="Arial1" officeooo:rsid="000012ac" officeooo:paragraph-rsid="000012ac"/>
    </style:style>
    <style:style style:name="P5" style:family="paragraph" style:parent-style-name="Standard">
      <style:text-properties style:font-name="Arial1" fo:font-size="14pt" fo:font-weight="bold" officeooo:paragraph-rsid="000012ac" style:font-size-asian="14pt" style:font-weight-asian="bold" style:font-size-complex="14pt" style:font-weight-complex="bold"/>
    </style:style>
    <style:style style:name="P6" style:family="paragraph" style:parent-style-name="Standard">
      <style:text-properties style:font-name="Arial1" fo:font-weight="bold" officeooo:paragraph-rsid="000012ac" style:font-weight-asian="bold" style:font-weight-complex="bold"/>
    </style:style>
    <style:style style:name="P7" style:family="paragraph" style:parent-style-name="Standard">
      <style:text-properties style:font-name="Arial1" officeooo:paragraph-rsid="000012ac"/>
    </style:style>
    <style:style style:name="P8" style:family="paragraph" style:parent-style-name="Standard">
      <style:paragraph-properties fo:margin-top="0.071cm" fo:margin-bottom="0.071cm" style:contextual-spacing="false" fo:line-height="100%" fo:text-align="center" style:justify-single-word="false" fo:orphans="2" fo:widows="2"/>
      <style:text-properties style:font-name="Calibri" fo:font-size="11pt" fo:language="en" fo:country="PK" officeooo:paragraph-rsid="000012ac" style:letter-kerning="false" style:font-name-asian="Calibri1" style:font-size-asian="11pt" style:language-asian="en" style:country-asian="US" style:font-name-complex="Arial2" style:font-size-complex="11pt" style:language-complex="ar" style:country-complex="SA"/>
    </style:style>
    <style:style style:name="P9" style:family="paragraph">
      <style:paragraph-properties fo:text-align="start"/>
    </style:style>
    <style:style style:name="P10" style:family="paragraph" style:parent-style-name="Standard">
      <style:paragraph-properties fo:text-align="center" style:justify-single-word="false"/>
      <style:text-properties style:font-name="Arial1" officeooo:paragraph-rsid="0007c60c"/>
    </style:style>
    <style:style style:name="P11" style:family="paragraph" style:parent-style-name="Standard">
      <style:paragraph-properties fo:margin-top="0.071cm" fo:margin-bottom="0.071cm" style:contextual-spacing="false" fo:line-height="100%" fo:text-align="center" style:justify-single-word="false" fo:orphans="2" fo:widows="2"/>
      <style:text-properties style:font-name="Calibri" fo:font-size="11pt" fo:language="en" fo:country="PK" officeooo:paragraph-rsid="0012148e" style:letter-kerning="false" style:font-name-asian="Calibri1" style:font-size-asian="11pt" style:language-asian="en" style:country-asian="US" style:font-name-complex="Arial2" style:font-size-complex="11pt" style:language-complex="ar" style:country-complex="SA"/>
    </style:style>
    <style:style style:name="P12" style:family="paragraph" style:parent-style-name="Standard">
      <style:paragraph-properties fo:text-align="start" style:justify-single-word="false"/>
      <style:text-properties style:font-name="Arial1" fo:font-size="14pt" fo:font-weight="bold" officeooo:paragraph-rsid="000012ac" style:font-size-asian="14pt" style:font-weight-asian="bold" style:font-size-complex="14pt" style:font-weight-complex="bold"/>
    </style:style>
    <style:style style:name="P13" style:family="paragraph" style:parent-style-name="Standard">
      <style:text-properties style:font-name="Arial1" fo:font-weight="bold" officeooo:paragraph-rsid="00054da0" style:font-weight-asian="bold" style:font-weight-complex="bold"/>
    </style:style>
    <style:style style:name="P14" style:family="paragraph" style:parent-style-name="Standard">
      <style:text-properties style:font-name="Arial1" officeooo:paragraph-rsid="00054da0"/>
    </style:style>
    <style:style style:name="P15" style:family="paragraph" style:parent-style-name="Standard">
      <style:text-properties style:font-name="Arial1" officeooo:paragraph-rsid="00066aa8"/>
    </style:style>
    <style:style style:name="P16" style:family="paragraph" style:parent-style-name="Standard">
      <style:text-properties style:font-name="Arial1" officeooo:rsid="00066aa8" officeooo:paragraph-rsid="00066aa8"/>
    </style:style>
    <style:style style:name="P17" style:family="paragraph" style:parent-style-name="Standard">
      <style:text-properties style:font-name="Arial1" officeooo:rsid="000012ac" officeooo:paragraph-rsid="00066aa8"/>
    </style:style>
    <style:style style:name="P18" style:family="paragraph" style:parent-style-name="Standard">
      <style:text-properties style:font-name="Arial1" officeooo:paragraph-rsid="00074b53"/>
    </style:style>
    <style:style style:name="P19" style:family="paragraph" style:parent-style-name="Standard">
      <style:text-properties style:font-name="Arial1" officeooo:paragraph-rsid="000792d3"/>
    </style:style>
    <style:style style:name="P20" style:family="paragraph" style:parent-style-name="Standard">
      <style:text-properties style:font-name="Arial1" fo:font-weight="bold" officeooo:rsid="000cd9a3" officeooo:paragraph-rsid="000cd9a3" style:font-weight-asian="bold" style:font-weight-complex="bold"/>
    </style:style>
    <style:style style:name="P21" style:family="paragraph" style:parent-style-name="Standard">
      <style:text-properties style:font-name="Arial1" fo:font-size="12pt" fo:font-weight="bold" officeooo:paragraph-rsid="000012ac" style:font-size-asian="12pt" style:font-weight-asian="bold" style:font-size-complex="12pt" style:font-weight-complex="bold"/>
    </style:style>
    <style:style style:name="T1" style:family="text">
      <style:text-properties officeooo:rsid="0004d62d"/>
    </style:style>
    <style:style style:name="T2" style:family="text">
      <style:text-properties officeooo:rsid="000012ac"/>
    </style:style>
    <style:style style:name="T3" style:family="text">
      <style:text-properties officeooo:rsid="00054da0"/>
    </style:style>
    <style:style style:name="T4" style:family="text">
      <style:text-properties fo:color="#000000" loext:opacity="100%" style:font-name="Calibri" fo:font-size="12pt" fo:language="en" fo:country="GB" style:font-size-asian="12pt" style:font-name-complex="Calibri1">
        <loext:char-complex-color loext:theme-type="dark1" loext:color-type="theme"/>
      </style:text-properties>
    </style:style>
    <style:style style:name="T5" style:family="text">
      <style:text-properties fo:color="#000000" loext:opacity="100%" fo:font-family="'MS Gothic'" style:font-family-generic="roman" style:font-pitch="variable" fo:font-size="12pt" fo:language="en" fo:country="GB" style:font-family-asian="'MS Gothic'" style:font-family-generic-asian="system" style:font-pitch-asian="variable" style:font-size-asian="12pt" style:font-name-complex="Calibri1">
        <loext:char-complex-color loext:theme-type="dark1" loext:color-type="theme"/>
      </style:text-properties>
    </style:style>
    <style:style style:name="T6" style:family="text">
      <style:text-properties officeooo:rsid="0002e644"/>
    </style:style>
    <style:style style:name="T7" style:family="text">
      <style:text-properties officeooo:rsid="00066aa8"/>
    </style:style>
    <style:style style:name="T8" style:family="text">
      <style:text-properties officeooo:rsid="0012d1df"/>
    </style:style>
    <style:style style:name="T9" style:family="text">
      <style:text-properties fo:font-family="'MS Gothic'" style:font-family-generic="roman" style:font-pitch="variable" fo:font-size="12pt" fo:language="en" fo:country="GB" style:font-family-asian="'MS Gothic'" style:font-family-generic-asian="system" style:font-pitch-asian="variable" style:font-size-asian="12pt" style:font-name-complex="Calibri1"/>
    </style:style>
    <style:style style:name="T10" style:family="text">
      <style:text-properties officeooo:rsid="000792d3"/>
    </style:style>
    <style:style style:name="T11" style:family="text">
      <style:text-properties officeooo:rsid="000cd9a3"/>
    </style:style>
    <style:style style:name="T12" style:family="text">
      <style:text-properties officeooo:rsid="00023648"/>
    </style:style>
    <style:style style:name="gr1" style:family="graphic">
      <style:graphic-properties fo:border="solid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textarea-vertical-align="middle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text form:name="Text Box 1" form:control-implementation="ooo:com.sun.star.form.component.TextField" xml:id="control1" form:id="control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checkbox form:name="Check Box 1" form:control-implementation="ooo:com.sun.star.form.component.CheckBox" xml:id="control2" form:id="control2" form:label="Check Box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Referer" office:value-type="string" office:string-value="file:///C:/Users/domkk/gitreps/bachelorthesis/study/Reproducibility%20Checklist.odt/content.xml"/>
              <form:property form:property-name="SecondaryRefValue" office:value-type="string" office:string-value=""/>
            </form:properties>
          </form:checkbox>
          <form:checkbox form:name="Check Box 1" form:control-implementation="ooo:com.sun.star.form.component.CheckBox" xml:id="control3" form:id="control3" form:label="Check Box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Referer" office:value-type="string" office:string-value="file:///C:/Users/domkk/gitreps/bachelorthesis/study/Reproducibility%20Checklist.odt/content.xml"/>
              <form:property form:property-name="SecondaryRefValue" office:value-type="string" office:string-value=""/>
            </form:properties>
          </form:checkbox>
          <form:checkbox form:name="Check Box 1" form:control-implementation="ooo:com.sun.star.form.component.CheckBox" xml:id="control4" form:id="control4" form:label="Check Box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Referer" office:value-type="string" office:string-value="file:///C:/Users/domkk/gitreps/bachelorthesis/study/Reproducibility%20Checklist.odt/content.xml"/>
              <form:property form:property-name="SecondaryRefValue" office:value-type="string" office:string-value=""/>
            </form:properties>
          </form:checkbox>
          <form:checkbox form:name="Check Box 1" form:control-implementation="ooo:com.sun.star.form.component.CheckBox" xml:id="control5" form:id="control5" form:label="Check Box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Referer" office:value-type="string" office:string-value="file:///C:/Users/domkk/gitreps/bachelorthesis/study/Reproducibility%20Checklist.odt/content.xml"/>
              <form:property form:property-name="SecondaryRefValue" office:value-type="string" office:string-value=""/>
            </form:properties>
          </form:checkbox>
          <form:checkbox form:name="Check Box 1" form:control-implementation="ooo:com.sun.star.form.component.CheckBox" xml:id="control6" form:id="control6" form:label="Check Box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Referer" office:value-type="string" office:string-value="file:///C:/Users/domkk/gitreps/bachelorthesis/study/Reproducibility%20Checklist.odt/content.xml"/>
              <form:property form:property-name="SecondaryRefValue" office:value-type="string" office:string-value=""/>
            </form:properties>
          </form:checkbox>
          <form:checkbox form:name="Check Box 1" form:control-implementation="ooo:com.sun.star.form.component.CheckBox" xml:id="control7" form:id="control7" form:label="Check Box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Referer" office:value-type="string" office:string-value="file:///C:/Users/domkk/gitreps/bachelorthesis/study/Reproducibility%20Checklist.odt/content.xml"/>
              <form:property form:property-name="SecondaryRefValue" office:value-type="string" office:string-value=""/>
            </form:properties>
          </form:checkbox>
          <form:checkbox form:name="Check Box 1" form:control-implementation="ooo:com.sun.star.form.component.CheckBox" xml:id="control8" form:id="control8" form:label="Check Box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Referer" office:value-type="string" office:string-value="file:///C:/Users/domkk/gitreps/bachelorthesis/study/Reproducibility%20Checklist.odt/content.xml"/>
              <form:property form:property-name="SecondaryRefValue" office:value-type="string" office:string-value=""/>
            </form:properties>
          </form:checkbox>
          <form:checkbox form:name="Check Box 1" form:control-implementation="ooo:com.sun.star.form.component.CheckBox" xml:id="control9" form:id="control9" form:label="Check Box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Referer" office:value-type="string" office:string-value="file:///C:/Users/domkk/gitreps/bachelorthesis/study/Reproducibility%20Checklist.odt/content.xml"/>
              <form:property form:property-name="SecondaryRefValue" office:value-type="string" office:string-value=""/>
            </form:properties>
          </form:checkbox>
          <form:checkbox form:name="Check Box 1" form:control-implementation="ooo:com.sun.star.form.component.CheckBox" xml:id="control10" form:id="control10" form:label="Check Box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Referer" office:value-type="string" office:string-value="file:///C:/Users/domkk/gitreps/bachelorthesis/study/Reproducibility%20Checklist.odt/content.xml"/>
              <form:property form:property-name="SecondaryRefValue" office:value-type="string" office:string-value=""/>
            </form:properties>
          </form:checkbox>
          <form:checkbox form:name="Check Box 1" form:control-implementation="ooo:com.sun.star.form.component.CheckBox" xml:id="control11" form:id="control11" form:label="Check Box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Referer" office:value-type="string" office:string-value="file:///C:/Users/domkk/gitreps/bachelorthesis/study/Reproducibility%20Checklist.odt/content.xml"/>
              <form:property form:property-name="SecondaryRefValue" office:value-type="string" office:string-value=""/>
            </form:properties>
          </form:checkbox>
          <form:checkbox form:name="Check Box 1" form:control-implementation="ooo:com.sun.star.form.component.CheckBox" xml:id="control12" form:id="control12" form:label="Check Box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Referer" office:value-type="string" office:string-value="file:///C:/Users/domkk/gitreps/bachelorthesis/study/Reproducibility%20Checklist.odt/content.xml"/>
              <form:property form:property-name="SecondaryRefValue" office:value-type="string" office:string-value=""/>
            </form:properties>
          </form:checkbox>
          <form:checkbox form:name="Check Box 1" form:control-implementation="ooo:com.sun.star.form.component.CheckBox" xml:id="control13" form:id="control13" form:label="Check Box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Referer" office:value-type="string" office:string-value="file:///C:/Users/domkk/gitreps/bachelorthesis/study/Reproducibility%20Checklist.odt/content.xml"/>
              <form:property form:property-name="SecondaryRefValue" office:value-type="string" office:string-value=""/>
            </form:properties>
          </form:checkbox>
          <form:checkbox form:name="Check Box 1" form:control-implementation="ooo:com.sun.star.form.component.CheckBox" xml:id="control14" form:id="control14" form:label="Check Box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Referer" office:value-type="string" office:string-value="file:///C:/Users/domkk/gitreps/bachelorthesis/study/Reproducibility%20Checklist.odt/content.xml"/>
              <form:property form:property-name="SecondaryRefValue" office:value-type="string" office:string-value=""/>
            </form:properties>
          </form:checkbox>
          <form:checkbox form:name="Check Box 1" form:control-implementation="ooo:com.sun.star.form.component.CheckBox" xml:id="control15" form:id="control15" form:label="Check Box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Referer" office:value-type="string" office:string-value="file:///C:/Users/domkk/gitreps/bachelorthesis/study/Reproducibility%20Checklist.odt/content.xml"/>
              <form:property form:property-name="SecondaryRefValue" office:value-type="string" office:string-value=""/>
            </form:properties>
          </form:checkbox>
          <form:checkbox form:name="Check Box 1" form:control-implementation="ooo:com.sun.star.form.component.CheckBox" xml:id="control16" form:id="control16" form:label="Check Box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Referer" office:value-type="string" office:string-value="file:///C:/Users/domkk/gitreps/bachelorthesis/study/Reproducibility%20Checklist.odt/content.xml"/>
              <form:property form:property-name="SecondaryRefValue" office:value-type="string" office:string-value=""/>
            </form:properties>
          </form:checkbox>
          <form:checkbox form:name="Check Box 1" form:control-implementation="ooo:com.sun.star.form.component.CheckBox" xml:id="control17" form:id="control17" form:label="Check Box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Referer" office:value-type="string" office:string-value="file:///C:/Users/domkk/gitreps/bachelorthesis/study/Reproducibility%20Checklist.odt/content.xml"/>
              <form:property form:property-name="SecondaryRefValue" office:value-type="string" office:string-value=""/>
            </form:properties>
          </form:checkbox>
          <form:textarea form:name="Text Box 3" form:control-implementation="ooo:com.sun.star.form.component.TextField" xml:id="control18" form:id="control1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Text Box 3" form:control-implementation="ooo:com.sun.star.form.component.TextField" xml:id="control19" form:id="control1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Text Box 3" form:control-implementation="ooo:com.sun.star.form.component.TextField" xml:id="control20" form:id="control2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Text Box 3" form:control-implementation="ooo:com.sun.star.form.component.TextField" xml:id="control21" form:id="control2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Text Box 3" form:control-implementation="ooo:com.sun.star.form.component.TextField" xml:id="control22" form:id="control2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Text Box 3" form:control-implementation="ooo:com.sun.star.form.component.TextField" xml:id="control23" form:id="control2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Text Box 3" form:control-implementation="ooo:com.sun.star.form.component.TextField" xml:id="control24" form:id="control2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Text Box 3" form:control-implementation="ooo:com.sun.star.form.component.TextField" xml:id="control25" form:id="control2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Text Box 3" form:control-implementation="ooo:com.sun.star.form.component.TextField" xml:id="control26" form:id="control2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Text Box 3" form:control-implementation="ooo:com.sun.star.form.component.TextField" xml:id="control27" form:id="control2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Text Box 3" form:control-implementation="ooo:com.sun.star.form.component.TextField" xml:id="control28" form:id="control2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Text Box 3" form:control-implementation="ooo:com.sun.star.form.component.TextField" xml:id="control29" form:id="control2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Text Box 3" form:control-implementation="ooo:com.sun.star.form.component.TextField" xml:id="control30" form:id="control3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Text Box 3" form:control-implementation="ooo:com.sun.star.form.component.TextField" xml:id="control31" form:id="control3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Text Box 3" form:control-implementation="ooo:com.sun.star.form.component.TextField" xml:id="control32" form:id="control3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Text Box 3" form:control-implementation="ooo:com.sun.star.form.component.TextField" xml:id="control33" form:id="control3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table:number-columns-spanned="2" office:value-type="string">
            <text:p text:style-name="P1">Reproducibility Checklist</text:p>
            <text:p text:style-name="P2">DOI: <draw:control text:anchor-type="as-char" draw:z-index="0" draw:name="Control 1" draw:style-name="gr1" draw:text-style-name="P3" svg:width="9.614cm" svg:height="0.53cm" draw:control="control1"/></text:p>
          </table:table-cell>
          <table:covered-table-cell/>
          <table:table-cell table:style-name="Table1.C1" office:value-type="string">
            <text:p text:style-name="P4">Met</text:p>
          </table:table-cell>
        </table:table-row>
        <table:table-row>
          <table:table-cell table:style-name="Table1.A2" table:number-columns-spanned="3" office:value-type="string">
            <text:p text:style-name="P5">Open Methodology &amp; Documentation</text:p>
          </table:table-cell>
          <table:covered-table-cell/>
          <table:covered-table-cell/>
        </table:table-row>
        <table:table-row>
          <table:table-cell table:style-name="Table1.A3" table:number-rows-spanned="2" office:value-type="string">
            <text:p text:style-name="P6">Clear <text:span text:style-name="T1">Research</text:span> Methodology</text:p>
          </table:table-cell>
          <table:table-cell table:style-name="Table1.A3" office:value-type="string">
            <text:p text:style-name="P7"><text:span text:style-name="T2">I</text:span>s the <text:span text:style-name="T3">research</text:span> methodology explicitly stated?</text:p>
          </table:table-cell>
          <table:table-cell table:style-name="Table1.A2" table:number-rows-spanned="2" office:value-type="string">
            <text:p text:style-name="P8" loext:marker-style-name="T4"><text:span text:style-name="T5"><draw:control text:anchor-type="as-char" svg:y="-0.055cm" draw:z-index="1" draw:name="Control 2" draw:style-name="gr2" draw:text-style-name="P9" svg:width="0.362cm" svg:height="0.588cm" draw:control="control2"/></text:span></text:p>
          </table:table-cell>
        </table:table-row>
        <table:table-row table:style-name="Table1.4">
          <table:covered-table-cell table:style-name="Table1.A3"/>
          <table:table-cell table:style-name="Table1.A3" office:value-type="string">
            <text:p text:style-name="P10"><draw:control text:anchor-type="as-char" draw:z-index="17" draw:name="Control 18" draw:style-name="gr1" draw:text-style-name="P3" svg:width="11.612cm" svg:height="1.267cm" draw:control="control18"/></text:p>
          </table:table-cell>
          <table:covered-table-cell table:style-name="Table1.A2"/>
        </table:table-row>
        <table:table-row>
          <table:table-cell table:style-name="Table1.A3" table:number-rows-spanned="2" office:value-type="string">
            <text:p text:style-name="P6">Step-by-step description</text:p>
          </table:table-cell>
          <table:table-cell table:style-name="Table1.A3" office:value-type="string">
            <text:p text:style-name="P7">Is there a step-by-step description of the <text:span text:style-name="T6">study</text:span> design?</text:p>
          </table:table-cell>
          <table:table-cell table:style-name="Table1.A2" table:number-rows-spanned="2" office:value-type="string">
            <text:p text:style-name="P11" loext:marker-style-name="T4"><text:span text:style-name="T5"><draw:control text:anchor-type="as-char" svg:y="-0.055cm" draw:z-index="2" draw:name="Control 3" draw:style-name="gr2" draw:text-style-name="P9" svg:width="0.362cm" svg:height="0.588cm" draw:control="control3"/></text:span></text:p>
          </table:table-cell>
        </table:table-row>
        <table:table-row>
          <table:covered-table-cell table:style-name="Table1.A3"/>
          <table:table-cell table:style-name="Table1.A3" office:value-type="string">
            <text:p text:style-name="P10"><draw:control text:anchor-type="as-char" draw:z-index="18" draw:name="Control 19" draw:style-name="gr1" draw:text-style-name="P3" svg:width="11.612cm" svg:height="1.267cm" draw:control="control19"/></text:p>
          </table:table-cell>
          <table:covered-table-cell table:style-name="Table1.A2"/>
        </table:table-row>
        <table:table-row>
          <table:table-cell table:style-name="Table1.A2" table:number-columns-spanned="3" office:value-type="string">
            <text:p text:style-name="P12">Data Accessibility &amp; Transparency</text:p>
          </table:table-cell>
          <table:covered-table-cell/>
          <table:covered-table-cell/>
        </table:table-row>
        <table:table-row>
          <table:table-cell table:style-name="Table1.A3" table:number-rows-spanned="4" office:value-type="string">
            <text:p text:style-name="P13">Open Data</text:p>
          </table:table-cell>
          <table:table-cell table:style-name="Table1.A3" office:value-type="string">
            <text:p text:style-name="P14">Are the raw or processed datasets publicly available or has it been mentioned where the data can be found?</text:p>
          </table:table-cell>
          <table:table-cell table:style-name="Table1.A2" table:number-rows-spanned="2" office:value-type="string">
            <text:p text:style-name="P11" loext:marker-style-name="T4"><text:span text:style-name="T5"><draw:control text:anchor-type="as-char" svg:y="-0.055cm" draw:z-index="3" draw:name="Control 4" draw:style-name="gr2" draw:text-style-name="P9" svg:width="0.362cm" svg:height="0.588cm" draw:control="control4"/></text:span></text:p>
          </table:table-cell>
        </table:table-row>
        <table:table-row>
          <table:covered-table-cell table:style-name="Table1.A3"/>
          <table:table-cell table:style-name="Table1.A3" office:value-type="string">
            <text:p text:style-name="P10"><draw:control text:anchor-type="as-char" draw:z-index="19" draw:name="Control 20" draw:style-name="gr1" draw:text-style-name="P3" svg:width="11.612cm" svg:height="1.267cm" draw:control="control20"/></text:p>
          </table:table-cell>
          <table:covered-table-cell table:style-name="Table1.A2"/>
        </table:table-row>
        <table:table-row>
          <table:covered-table-cell table:style-name="Table1.A3"/>
          <table:table-cell table:style-name="Table1.A3" office:value-type="string">
            <text:p text:style-name="P7"><text:s/>If data cannot be shared, is there a clear justification (e.g., privacy concerns)?</text:p>
          </table:table-cell>
          <table:table-cell table:style-name="Table1.A2" table:number-rows-spanned="2" office:value-type="string">
            <text:p text:style-name="P11" loext:marker-style-name="T4"><text:span text:style-name="T5"><draw:control text:anchor-type="as-char" svg:y="-0.055cm" draw:z-index="4" draw:name="Control 5" draw:style-name="gr2" draw:text-style-name="P9" svg:width="0.362cm" svg:height="0.588cm" draw:control="control5"/></text:span></text:p>
          </table:table-cell>
        </table:table-row>
        <table:table-row>
          <table:covered-table-cell table:style-name="Table1.A3"/>
          <table:table-cell table:style-name="Table1.A3" office:value-type="string">
            <text:p text:style-name="P10"><draw:control text:anchor-type="as-char" draw:z-index="20" draw:name="Control 21" draw:style-name="gr1" draw:text-style-name="P3" svg:width="11.612cm" svg:height="1.267cm" draw:control="control21"/></text:p>
          </table:table-cell>
          <table:covered-table-cell table:style-name="Table1.A2"/>
        </table:table-row>
        <table:table-row>
          <table:table-cell table:style-name="Table1.A3" table:number-rows-spanned="2" office:value-type="string">
            <text:p text:style-name="P6">Data Documentation</text:p>
          </table:table-cell>
          <table:table-cell table:style-name="Table1.A3" office:value-type="string">
            <text:p text:style-name="P7">Is there a data dictionary or codebook explaining variables, formats, and preprocessing steps?</text:p>
          </table:table-cell>
          <table:table-cell table:style-name="Table1.A2" table:number-rows-spanned="2" office:value-type="string">
            <text:p text:style-name="P11" loext:marker-style-name="T4"><text:span text:style-name="T5"><draw:control text:anchor-type="as-char" svg:y="-0.055cm" draw:z-index="5" draw:name="Control 6" draw:style-name="gr2" draw:text-style-name="P9" svg:width="0.362cm" svg:height="0.588cm" draw:control="control6"/></text:span></text:p>
          </table:table-cell>
        </table:table-row>
        <table:table-row>
          <table:covered-table-cell table:style-name="Table1.A3"/>
          <table:table-cell table:style-name="Table1.A3" office:value-type="string">
            <text:p text:style-name="P10"><draw:control text:anchor-type="as-char" draw:z-index="21" draw:name="Control 22" draw:style-name="gr1" draw:text-style-name="P3" svg:width="11.612cm" svg:height="1.267cm" draw:control="control22"/></text:p>
          </table:table-cell>
          <table:covered-table-cell table:style-name="Table1.A2"/>
        </table:table-row>
        <table:table-row>
          <table:table-cell table:style-name="Table1.A3" table:number-rows-spanned="2" office:value-type="string">
            <text:p text:style-name="P6">Data Collection Methods</text:p>
          </table:table-cell>
          <table:table-cell table:style-name="Table1.A3" office:value-type="string">
            <text:p text:style-name="P7">Are data collection methods fully described?</text:p>
          </table:table-cell>
          <table:table-cell table:style-name="Table1.A2" table:number-rows-spanned="2" office:value-type="string">
            <text:p text:style-name="P11" loext:marker-style-name="T4"><text:span text:style-name="T5"><draw:control text:anchor-type="as-char" svg:y="-0.055cm" draw:z-index="6" draw:name="Control 7" draw:style-name="gr2" draw:text-style-name="P9" svg:width="0.362cm" svg:height="0.588cm" draw:control="control7"/></text:span></text:p>
          </table:table-cell>
        </table:table-row>
        <table:table-row>
          <table:covered-table-cell table:style-name="Table1.A3"/>
          <table:table-cell table:style-name="Table1.A3" office:value-type="string">
            <text:p text:style-name="P10"><draw:control text:anchor-type="as-char" draw:z-index="22" draw:name="Control 23" draw:style-name="gr1" draw:text-style-name="P3" svg:width="11.612cm" svg:height="1.267cm" draw:control="control23"/></text:p>
          </table:table-cell>
          <table:covered-table-cell table:style-name="Table1.A2"/>
        </table:table-row>
        <table:table-row>
          <table:table-cell table:style-name="Table1.A2" table:number-columns-spanned="3" office:value-type="string">
            <text:p text:style-name="P12">Code &amp; Software Availability</text:p>
          </table:table-cell>
          <table:covered-table-cell/>
          <table:covered-table-cell/>
        </table:table-row>
        <table:table-row>
          <table:table-cell table:style-name="Table1.A3" table:number-rows-spanned="4" office:value-type="string">
            <text:p text:style-name="P6">Open Source Code</text:p>
          </table:table-cell>
          <table:table-cell table:style-name="Table1.A3" office:value-type="string">
            <text:p text:style-name="P15">Is the analysis code (Python, R, etc.) shared in a<text:span text:style-name="T7">n</text:span> <text:span text:style-name="T7">open </text:span>repository (GitHub, GitLab) <text:span text:style-name="T7">or somewhere else publicly available</text:span>?</text:p>
          </table:table-cell>
          <table:table-cell table:style-name="Table1.A2" table:number-rows-spanned="2" office:value-type="string">
            <text:p text:style-name="P11" loext:marker-style-name="T4"><text:span text:style-name="T5"><draw:control text:anchor-type="as-char" svg:y="-0.055cm" draw:z-index="7" draw:name="Control 8" draw:style-name="gr2" draw:text-style-name="P9" svg:width="0.362cm" svg:height="0.588cm" draw:control="control8"/></text:span></text:p>
          </table:table-cell>
        </table:table-row>
        <table:table-row>
          <table:covered-table-cell table:style-name="Table1.A3"/>
          <table:table-cell table:style-name="Table1.A3" office:value-type="string">
            <text:p text:style-name="P10"><draw:control text:anchor-type="as-char" draw:z-index="23" draw:name="Control 33" draw:style-name="gr1" draw:text-style-name="P3" svg:width="11.612cm" svg:height="1.267cm" draw:control="control24"/></text:p>
          </table:table-cell>
          <table:covered-table-cell table:style-name="Table1.A2"/>
        </table:table-row>
        <table:table-row>
          <table:covered-table-cell table:style-name="Table1.A3"/>
          <table:table-cell table:style-name="Table1.A3" office:value-type="string">
            <text:p text:style-name="P16">If code cannot be shared, is there a clear justification?</text:p>
          </table:table-cell>
          <table:table-cell table:style-name="Table1.A2" table:number-rows-spanned="2" office:value-type="string">
            <text:p text:style-name="P11" loext:marker-style-name="T4"><text:span text:style-name="T5"><draw:control text:anchor-type="as-char" svg:y="-0.055cm" draw:z-index="8" draw:name="Control 9" draw:style-name="gr2" draw:text-style-name="P9" svg:width="0.362cm" svg:height="0.588cm" draw:control="control9"/></text:span></text:p>
          </table:table-cell>
        </table:table-row>
        <table:table-row>
          <table:covered-table-cell table:style-name="Table1.A3"/>
          <table:table-cell table:style-name="Table1.A3" office:value-type="string">
            <text:p text:style-name="P10"><draw:control text:anchor-type="as-char" draw:z-index="24" draw:name="Control 24" draw:style-name="gr1" draw:text-style-name="P3" svg:width="11.612cm" svg:height="1.267cm" draw:control="control25"/></text:p>
          </table:table-cell>
          <table:covered-table-cell table:style-name="Table1.A2"/>
        </table:table-row>
        <text:soft-page-break/>
        <table:table-row>
          <table:table-cell table:style-name="Table1.A3" table:number-rows-spanned="2" office:value-type="string">
            <text:p text:style-name="P6">Code for Data preparation</text:p>
          </table:table-cell>
          <table:table-cell table:style-name="Table1.A3" office:value-type="string">
            <text:p text:style-name="P17">Is code for data <text:span text:style-name="T7">preparation (e.g. pre-processing)</text:span> <text:span text:style-name="T8">shared/mentioned</text:span>?</text:p>
          </table:table-cell>
          <table:table-cell table:style-name="Table1.A2" table:number-rows-spanned="2" office:value-type="string">
            <text:p text:style-name="P11" loext:marker-style-name="T4"><text:span text:style-name="T5"><draw:control text:anchor-type="as-char" svg:y="-0.055cm" draw:z-index="9" draw:name="Control 10" draw:style-name="gr2" draw:text-style-name="P9" svg:width="0.362cm" svg:height="0.588cm" draw:control="control10"/></text:span></text:p>
          </table:table-cell>
        </table:table-row>
        <table:table-row>
          <table:covered-table-cell table:style-name="Table1.A3"/>
          <table:table-cell table:style-name="Table1.A3" office:value-type="string">
            <text:p text:style-name="P10"><draw:control text:anchor-type="as-char" draw:z-index="25" draw:name="Control 25" draw:style-name="gr1" draw:text-style-name="P3" svg:width="11.612cm" svg:height="1.267cm" draw:control="control26"/></text:p>
          </table:table-cell>
          <table:covered-table-cell table:style-name="Table1.A2"/>
        </table:table-row>
        <table:table-row>
          <table:table-cell table:style-name="Table1.A2" table:number-columns-spanned="3" office:value-type="string">
            <text:p text:style-name="P12">Type of Analysis</text:p>
          </table:table-cell>
          <table:covered-table-cell/>
          <table:covered-table-cell/>
        </table:table-row>
        <table:table-row>
          <table:table-cell table:style-name="Table1.A3" table:number-rows-spanned="4" office:value-type="string">
            <text:p text:style-name="P6">Quantitative Research Methods</text:p>
          </table:table-cell>
          <table:table-cell table:style-name="Table1.A3" office:value-type="string">
            <text:p text:style-name="P7">Are statistical tests, models, and assumptions clearly described?</text:p>
            <text:p text:style-name="P7"/>
          </table:table-cell>
          <table:table-cell table:style-name="Table1.A2" table:number-rows-spanned="2" office:value-type="string">
            <text:p text:style-name="P11" loext:marker-style-name="T4"><text:span text:style-name="T5"><draw:control text:anchor-type="as-char" svg:y="-0.055cm" draw:z-index="10" draw:name="Control 11" draw:style-name="gr2" draw:text-style-name="P9" svg:width="0.362cm" svg:height="0.588cm" draw:control="control11"/></text:span></text:p>
          </table:table-cell>
        </table:table-row>
        <table:table-row>
          <table:covered-table-cell table:style-name="Table1.A3"/>
          <table:table-cell table:style-name="Table1.A3" office:value-type="string">
            <text:p text:style-name="P10"><draw:control text:anchor-type="as-char" draw:z-index="26" draw:name="Control 26" draw:style-name="gr1" draw:text-style-name="P3" svg:width="11.612cm" svg:height="1.267cm" draw:control="control27"/></text:p>
          </table:table-cell>
          <table:covered-table-cell table:style-name="Table1.A2"/>
        </table:table-row>
        <table:table-row>
          <table:covered-table-cell table:style-name="Table1.A3"/>
          <table:table-cell table:style-name="Table1.A3" office:value-type="string">
            <text:p text:style-name="P18"/>
            <text:p text:style-name="P18">Are effect sizes, confidence intervals, and p-values reported?</text:p>
          </table:table-cell>
          <table:table-cell table:style-name="Table1.A2" table:number-rows-spanned="2" office:value-type="string">
            <text:p text:style-name="P11" loext:marker-style-name="T4"><text:span text:style-name="T9"><draw:control text:anchor-type="as-char" svg:y="-0.055cm" draw:z-index="11" draw:name="Control 12" draw:style-name="gr2" draw:text-style-name="P9" svg:width="0.362cm" svg:height="0.588cm" draw:control="control12"/></text:span></text:p>
          </table:table-cell>
        </table:table-row>
        <table:table-row>
          <table:covered-table-cell table:style-name="Table1.A3"/>
          <table:table-cell table:style-name="Table1.A3" office:value-type="string">
            <text:p text:style-name="P10"><draw:control text:anchor-type="as-char" draw:z-index="27" draw:name="Control 27" draw:style-name="gr1" draw:text-style-name="P3" svg:width="11.612cm" svg:height="1.267cm" draw:control="control28"/></text:p>
          </table:table-cell>
          <table:covered-table-cell table:style-name="Table1.A2"/>
        </table:table-row>
        <table:table-row table:style-name="Table1.28">
          <table:table-cell table:style-name="Table1.A3" table:number-rows-spanned="4" office:value-type="string">
            <text:p text:style-name="P6">Qualitative Research Methods</text:p>
          </table:table-cell>
          <table:table-cell table:style-name="Table1.A3" office:value-type="string">
            <text:p text:style-name="P7">Is subjective context and interpretation given?</text:p>
          </table:table-cell>
          <table:table-cell table:style-name="Table1.A2" table:number-rows-spanned="2" office:value-type="string">
            <text:p text:style-name="P11" loext:marker-style-name="T4"><text:span text:style-name="T9"><draw:control text:anchor-type="as-char" svg:y="-0.055cm" draw:z-index="12" draw:name="Control 13" draw:style-name="gr2" draw:text-style-name="P9" svg:width="0.362cm" svg:height="0.588cm" draw:control="control13"/></text:span></text:p>
          </table:table-cell>
        </table:table-row>
        <table:table-row table:style-name="Table1.28">
          <table:covered-table-cell table:style-name="Table1.A3"/>
          <table:table-cell table:style-name="Table1.A3" office:value-type="string">
            <text:p text:style-name="P10"><draw:control text:anchor-type="as-char" draw:z-index="28" draw:name="Control 28" draw:style-name="gr1" draw:text-style-name="P3" svg:width="11.612cm" svg:height="1.267cm" draw:control="control29"/></text:p>
          </table:table-cell>
          <table:covered-table-cell table:style-name="Table1.A2"/>
        </table:table-row>
        <table:table-row table:style-name="Table1.28">
          <table:covered-table-cell table:style-name="Table1.A3"/>
          <table:table-cell table:style-name="Table1.A3" office:value-type="string">
            <text:p text:style-name="P19">Is data coding and analysis clear<text:span text:style-name="T10">l</text:span>y described and shared?</text:p>
          </table:table-cell>
          <table:table-cell table:style-name="Table1.A2" table:number-rows-spanned="2" office:value-type="string">
            <text:p text:style-name="P11" loext:marker-style-name="T4"><text:span text:style-name="T9"><draw:control text:anchor-type="as-char" svg:y="-0.055cm" draw:z-index="13" draw:name="Control 14" draw:style-name="gr2" draw:text-style-name="P9" svg:width="0.362cm" svg:height="0.588cm" draw:control="control14"/></text:span></text:p>
          </table:table-cell>
        </table:table-row>
        <table:table-row table:style-name="Table1.28">
          <table:covered-table-cell table:style-name="Table1.A3"/>
          <table:table-cell table:style-name="Table1.A3" office:value-type="string">
            <text:p text:style-name="P10"><draw:control text:anchor-type="as-char" draw:z-index="29" draw:name="Control 29" draw:style-name="gr1" draw:text-style-name="P3" svg:width="11.612cm" svg:height="1.267cm" draw:control="control30"/></text:p>
          </table:table-cell>
          <table:covered-table-cell table:style-name="Table1.A2"/>
        </table:table-row>
        <table:table-row table:style-name="Table1.32">
          <table:table-cell table:style-name="Table1.A2" table:number-columns-spanned="3" office:value-type="string">
            <text:p text:style-name="P12">Results &amp; Interpretation</text:p>
          </table:table-cell>
          <table:covered-table-cell/>
          <table:covered-table-cell/>
        </table:table-row>
        <table:table-row table:style-name="Table1.28">
          <table:table-cell table:style-name="Table1.A3" table:number-rows-spanned="2" office:value-type="string">
            <text:p text:style-name="P20">Clearly presented Results</text:p>
          </table:table-cell>
          <table:table-cell table:style-name="Table1.A3" office:value-type="string">
            <text:p text:style-name="P7"><text:span text:style-name="T11">Have the results been clearly documented</text:span>?</text:p>
          </table:table-cell>
          <table:table-cell table:style-name="Table1.A2" table:number-rows-spanned="2" office:value-type="string">
            <text:p text:style-name="P11" loext:marker-style-name="T4"><text:span text:style-name="T5"><draw:control text:anchor-type="as-char" svg:y="-0.055cm" draw:z-index="14" draw:name="Control 15" draw:style-name="gr2" draw:text-style-name="P9" svg:width="0.362cm" svg:height="0.588cm" draw:control="control15"/></text:span></text:p>
          </table:table-cell>
        </table:table-row>
        <table:table-row table:style-name="Table1.28">
          <table:covered-table-cell table:style-name="Table1.A3"/>
          <table:table-cell table:style-name="Table1.A3" office:value-type="string">
            <text:p text:style-name="P10"><draw:control text:anchor-type="as-char" draw:z-index="30" draw:name="Control 30" draw:style-name="gr1" draw:text-style-name="P3" svg:width="11.612cm" svg:height="1.267cm" draw:control="control31"/></text:p>
          </table:table-cell>
          <table:covered-table-cell table:style-name="Table1.A2"/>
        </table:table-row>
        <table:table-row table:style-name="Table1.28">
          <table:table-cell table:style-name="Table1.A3" table:number-rows-spanned="2" office:value-type="string">
            <text:p text:style-name="P6">Limitations and potential biases</text:p>
          </table:table-cell>
          <table:table-cell table:style-name="Table1.A3" office:value-type="string">
            <text:p text:style-name="P7">Are limitations and potential biases discussed?</text:p>
          </table:table-cell>
          <table:table-cell table:style-name="Table1.A2" table:number-rows-spanned="2" office:value-type="string">
            <text:p text:style-name="P11" loext:marker-style-name="T4"><text:span text:style-name="T9"><draw:control text:anchor-type="as-char" svg:y="-0.055cm" draw:z-index="15" draw:name="Control 16" draw:style-name="gr2" draw:text-style-name="P9" svg:width="0.362cm" svg:height="0.588cm" draw:control="control16"/></text:span></text:p>
          </table:table-cell>
        </table:table-row>
        <table:table-row table:style-name="Table1.28">
          <table:covered-table-cell table:style-name="Table1.A3"/>
          <table:table-cell table:style-name="Table1.A3" office:value-type="string">
            <text:p text:style-name="P10"><draw:control text:anchor-type="as-char" draw:z-index="31" draw:name="Control 31" draw:style-name="gr1" draw:text-style-name="P3" svg:width="11.612cm" svg:height="1.267cm" draw:control="control32"/></text:p>
          </table:table-cell>
          <table:covered-table-cell table:style-name="Table1.A2"/>
        </table:table-row>
        <table:table-row table:style-name="Table1.32">
          <table:table-cell table:style-name="Table1.A2" table:number-columns-spanned="3" office:value-type="string">
            <text:p text:style-name="P12">Preregistration</text:p>
          </table:table-cell>
          <table:covered-table-cell/>
          <table:covered-table-cell/>
        </table:table-row>
        <table:table-row table:style-name="Table1.28">
          <table:table-cell table:style-name="Table1.A3" table:number-rows-spanned="2" office:value-type="string">
            <text:p text:style-name="P21">Preregistration</text:p>
          </table:table-cell>
          <table:table-cell table:style-name="Table1.A3" office:value-type="string">
            <text:p text:style-name="P7">Does the Paper contain a link to the preregistration (e.g the Open Scienc<text:span text:style-name="T12">e </text:span>Foundation)?</text:p>
          </table:table-cell>
          <table:table-cell table:style-name="Table1.A2" table:number-rows-spanned="2" office:value-type="string">
            <text:p text:style-name="P11" loext:marker-style-name="T4"><text:span text:style-name="T9"><draw:control text:anchor-type="as-char" svg:y="-0.055cm" draw:z-index="16" draw:name="Control 17" draw:style-name="gr2" draw:text-style-name="P9" svg:width="0.362cm" svg:height="0.588cm" draw:control="control17"/></text:span></text:p>
          </table:table-cell>
        </table:table-row>
        <table:table-row table:style-name="Table1.28">
          <table:covered-table-cell table:style-name="Table1.A3"/>
          <table:table-cell table:style-name="Table1.A3" office:value-type="string">
            <text:p text:style-name="P10"><draw:control text:anchor-type="as-char" draw:z-index="32" draw:name="Control 32" draw:style-name="gr1" draw:text-style-name="P3" svg:width="11.612cm" svg:height="1.267cm" draw:control="control33"/></text:p>
          </table:table-cell>
          <table:covered-table-cell table:style-name="Table1.A2"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swiss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6-19T12:40:57.392331000</meta:creation-date>
    <dc:date>2025-06-23T19:19:41.914886700</dc:date>
    <meta:editing-duration>PT1H4M56S</meta:editing-duration>
    <meta:editing-cycles>22</meta:editing-cycles>
    <meta:generator>LibreOffice/25.2.4.3$Windows_X86_64 LibreOffice_project/33e196637044ead23f5c3226cde09b47731f7e27</meta:generator>
    <meta:print-date>2025-06-23T19:19:04.081215100</meta:print-date>
    <meta:printed-by>PDF files</meta:printed-by>
    <meta:document-statistic meta:table-count="1" meta:image-count="0" meta:object-count="0" meta:page-count="2" meta:paragraph-count="69" meta:word-count="216" meta:character-count="1533" meta:non-whitespace-character-count="1352"/>
  </office:meta>
</office:document-meta>
</file>